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12.3560416666667cm"/>
    </style:style>
    <style:style style:name="co3" style:family="table-column">
      <style:table-column-properties fo:break-before="auto" style:column-width="14.869583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Variable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Utilité dans l'analys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PIB par habitant</text:p>
          </table:table-cell>
          <table:table-cell office:value-type="string" table:style-name="ce3">
            <text:p>Banque Mondiale</text:p>
          </table:table-cell>
          <table:table-cell office:value-type="string" table:style-name="ce3">
            <text:p>Indicateur de la richesse économique d'un pays, reflète le pouvoir d'achat potentiel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Taux de croissance économique</text:p>
          </table:table-cell>
          <table:table-cell office:value-type="string" table:style-name="ce3">
            <text:p>Banque Mondiale</text:p>
          </table:table-cell>
          <table:table-cell office:value-type="string" table:style-name="ce3">
            <text:p>Montre la dynamique économique du pays (en expansion ou en récession).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onsommation de produits biologiques</text:p>
          </table:table-cell>
          <table:table-cell office:value-type="string" table:style-name="ce3">
            <text:p>FAO ou rapports spécialisés</text:p>
          </table:table-cell>
          <table:table-cell office:value-type="string" table:style-name="ce3">
            <text:p>Reflète la demande actuelle pour des produits bio dans le pays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Taux d'inflation</text:p>
          </table:table-cell>
          <table:table-cell office:value-type="string" table:style-name="ce3">
            <text:p>Banque Mondiale</text:p>
          </table:table-cell>
          <table:table-cell office:value-type="string" table:style-name="ce3">
            <text:p>Indique la stabilité des prix, ce qui peut affecter la consommation et les coûts.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Taux d'urbanisation</text:p>
          </table:table-cell>
          <table:table-cell office:value-type="string" table:style-name="ce3">
            <text:p>Banque Mondiale</text:p>
          </table:table-cell>
          <table:table-cell office:value-type="string" table:style-name="ce3">
            <text:p>Les populations urbaines consomment souvent plus de produits transformés et importés.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ndice de développement humain (IDH)</text:p>
          </table:table-cell>
          <table:table-cell office:value-type="string" table:style-name="ce3">
            <text:p>PNUD</text:p>
          </table:table-cell>
          <table:table-cell office:value-type="string" table:style-name="ce3">
            <text:p>Indicateur global de la qualité de vie, influençant la demande pour des produits bio.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onsommation de viande par habitant</text:p>
          </table:table-cell>
          <table:table-cell office:value-type="string" table:style-name="ce3">
            <text:p>FAO, OECD</text:p>
          </table:table-cell>
          <table:table-cell office:value-type="string" table:style-name="ce3">
            <text:p>Indicateur direct du potentiel de marché pour la viande, y compris le poulet bio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Population totale</text:p>
          </table:table-cell>
          <table:table-cell office:value-type="string" table:style-name="ce3">
            <text:p>Banque Mondiale</text:p>
          </table:table-cell>
          <table:table-cell office:value-type="string" table:style-name="ce3">
            <text:p>Indique la taille du marché potentiel dans chaque pays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ccès à Internet</text:p>
          </table:table-cell>
          <table:table-cell office:value-type="string" table:style-name="ce3">
            <text:p>Banque Mondiale</text:p>
          </table:table-cell>
          <table:table-cell office:value-type="string" table:style-name="ce3">
            <text:p>Reflète les possibilités de marketing digital et de vente en ligne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nfrastructure de transport</text:p>
          </table:table-cell>
          <table:table-cell office:value-type="string" table:style-name="ce3">
            <text:p>Banque Mondiale ou Indice de performance logistique</text:p>
          </table:table-cell>
          <table:table-cell office:value-type="string" table:style-name="ce3">
            <text:p>Impacte la capacité à distribuer les produits efficacement dans le pays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bilité politique</text:p>
          </table:table-cell>
          <table:table-cell office:value-type="string" table:style-name="ce3">
            <text:p>Banque Mondiale - Worldwide Governance Indicators</text:p>
          </table:table-cell>
          <table:table-cell office:value-type="string" table:style-name="ce3">
            <text:p>Les pays stables politiquement sont plus propices à des investissements à long terme.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arrières commerciales (tarifs douaniers)</text:p>
          </table:table-cell>
          <table:table-cell office:value-type="string" table:style-name="ce3">
            <text:p>OMC, Banque Mondiale</text:p>
          </table:table-cell>
          <table:table-cell office:value-type="string" table:style-name="ce3">
            <text:p>Évaluer le coût d'importation des produits dans chaque pays.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résence d'accords commerciaux</text:p>
          </table:table-cell>
          <table:table-cell office:value-type="string" table:style-name="ce3">
            <text:p>OMC, Commission européenne</text:p>
          </table:table-cell>
          <table:table-cell office:value-type="string" table:style-name="ce3">
            <text:p>Facilite le commerce international et réduit les coûts d'importation/exportation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Émissions de CO2 par habitant</text:p>
          </table:table-cell>
          <table:table-cell office:value-type="string" table:style-name="ce3">
            <text:p>Banque Mondiale, Global Carbon Project</text:p>
          </table:table-cell>
          <table:table-cell office:value-type="string" table:style-name="ce3">
            <text:p>Peut indiquer la sensibilité du pays aux problématiques environnementales.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urface dédiée à l'agriculture biologique</text:p>
          </table:table-cell>
          <table:table-cell office:value-type="string" table:style-name="ce3">
            <text:p>FAO, IFOAM</text:p>
          </table:table-cell>
          <table:table-cell office:value-type="string" table:style-name="ce3">
            <text:p>Indique l'importance de l'agriculture bio dans le pays, reflétant un marché favorable.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Taux de mortalité infantile</text:p>
          </table:table-cell>
          <table:table-cell office:value-type="string" table:style-name="ce3">
            <text:p>Banque Mondiale, OMS</text:p>
          </table:table-cell>
          <table:table-cell office:value-type="string" table:style-name="ce3">
            <text:p>Indicateur indirect de la santé générale d'un pays et de son développement socio-économique.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ndice de liberté économique</text:p>
          </table:table-cell>
          <table:table-cell office:value-type="string" table:style-name="ce3">
            <text:p>Heritage Foundation, Banque Mondiale</text:p>
          </table:table-cell>
          <table:table-cell office:value-type="string" table:style-name="ce3">
            <text:p>Indique dans quelle mesure un pays est ouvert aux affaires et aux échanges commerciaux.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ndice de perception de la corruption</text:p>
          </table:table-cell>
          <table:table-cell office:value-type="string" table:style-name="ce3">
            <text:p>Transparency International</text:p>
          </table:table-cell>
          <table:table-cell office:value-type="string" table:style-name="ce3">
            <text:p>Indique la transparence et la gouvernance d’un pays, important pour des décisions d'investissement.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oût de la vie</text:p>
          </table:table-cell>
          <table:table-cell office:value-type="string" table:style-name="ce3">
            <text:p>Numbeo, Banque Mondiale</text:p>
          </table:table-cell>
          <table:table-cell office:value-type="string" table:style-name="ce3">
            <text:p>Affecte le pouvoir d'achat des consommateurs et leur disposition à acheter des produits bio.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Taux de chômage</text:p>
          </table:table-cell>
          <table:table-cell office:value-type="string" table:style-name="ce3">
            <text:p>Banque Mondiale</text:p>
          </table:table-cell>
          <table:table-cell office:value-type="string" table:style-name="ce3">
            <text:p>Reflète la situation du marché du travail et peut influencer la demande pour des produits premium.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mportations de produits alimentaires</text:p>
          </table:table-cell>
          <table:table-cell office:value-type="string" table:style-name="ce3">
            <text:p>FAO, Banque Mondiale</text:p>
          </table:table-cell>
          <table:table-cell office:value-type="string" table:style-name="ce3">
            <text:p>Montre l'ouverture du pays aux produits alimentaires importés, essentiel pour l'exportation.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Taux de croissance démographique</text:p>
          </table:table-cell>
          <table:table-cell office:value-type="string" table:style-name="ce3">
            <text:p>Banque Mondiale</text:p>
          </table:table-cell>
          <table:table-cell office:value-type="string" table:style-name="ce3">
            <text:p>Peut indiquer l'évolution de la demande alimentaire dans les années à venir.</text:p>
          </table:table-cell>
          <table:table-cell table:number-columns-repeated="16381"/>
        </table:table-row>
        <table:table-row table:number-rows-repeated="1048553" table:style-name="ro2">
          <table:table-cell table:number-columns-repeated="16384"/>
        </table:table-row>
      </table:table>
      <table:database-ranges>
        <table:database-range table:target-range-address="Feuil1.A1:Feuil1.C23" table:name="Tableau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Oussama BENMAHAMMED</meta:initial-creator>
    <dc:creator>Oussama BENMAHAMMED</dc:creator>
    <meta:creation-date>2024-09-09T08:32:37Z</meta:creation-date>
    <dc:date>2024-09-09T15:51:35Z</dc:date>
  </office:meta>
</office:document-meta>
</file>